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C" style:family="table-column">
      <style:table-column-properties style:column-width="8.795cm" style:rel-column-width="3276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0b01" officeooo:paragraph-rsid="00170b01"/>
    </style:style>
    <style:style style:name="P2" style:family="paragraph" style:parent-style-name="Standard" style:list-style-name="L1">
      <style:text-properties officeooo:rsid="00170b01" officeooo:paragraph-rsid="00170b01"/>
    </style:style>
    <style:style style:name="P3" style:family="paragraph" style:parent-style-name="Standard" style:list-style-name="L2">
      <style:text-properties officeooo:rsid="00170b01" officeooo:paragraph-rsid="00170b01"/>
    </style:style>
    <style:style style:name="P4" style:family="paragraph" style:parent-style-name="Standard">
      <style:text-properties officeooo:rsid="001909bb" officeooo:paragraph-rsid="001909bb"/>
    </style:style>
    <style:style style:name="P5" style:family="paragraph" style:parent-style-name="Table_20_Contents">
      <style:text-properties officeooo:rsid="001881c5" officeooo:paragraph-rsid="001881c5"/>
    </style:style>
    <style:style style:name="P6" style:family="paragraph" style:parent-style-name="Table_20_Contents">
      <style:text-properties officeooo:rsid="0018e013" officeooo:paragraph-rsid="0018e013"/>
    </style:style>
    <style:style style:name="P7" style:family="paragraph" style:parent-style-name="Table_20_Contents">
      <style:text-properties officeooo:rsid="001909bb" officeooo:paragraph-rsid="001909b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e </text:p>
      <text:p text:style-name="P1"/>
      <text:p text:style-name="P1">De los mutantes generados se seleccionaron las siguientes 10 mutaciones</text:p>
      <text:p text:style-name="P1"/>
      <text:p text:style-name="P1"/>
      <text:p text:style-name="P1"/>
      <text:list xml:id="list9209792925945633305" text:style-name="L1">
        <text:list-item>
          <text:p text:style-name="P2">Mutant: 1 - InvalidDate</text:p>
        </text:list-item>
        <text:list-item>
          <text:p text:style-name="P2">Mutant: 49 - NotParcelable</text:p>
        </text:list-item>
        <text:list-item>
          <text:p text:style-name="P2">Mutant: 51 - NullInputStream</text:p>
        </text:list-item>
        <text:list-item>
          <text:p text:style-name="P2">Mutant: 57 - NullIntent</text:p>
        </text:list-item>
        <text:list-item>
          <text:p text:style-name="P2">Mutant: 116 - InvalidKeyIntentPutExtra</text:p>
        </text:list-item>
        <text:list-item>
          <text:p text:style-name="P2">Mutant: 188 - FindViewByIdReturnsNull</text:p>
        </text:list-item>
        <text:list-item>
          <text:p text:style-name="P2">Mutant: 219 - ClosingNullCursor</text:p>
        </text:list-item>
        <text:list-item>
          <text:p text:style-name="P2">Mutant: 295 - LengthyGUICreation</text:p>
        </text:list-item>
        <text:list-item>
          <text:p text:style-name="P2">Mutant: 300 - NullValueIntentPutExtra</text:p>
        </text:list-item>
        <text:list-item>
          <text:p text:style-name="P2">Mutant: 371 - DifferentActivityIntentDefinition</text:p>
        </text:list-item>
      </text:list>
      <text:p text:style-name="P1"/>
      <text:p text:style-name="P1"/>
      <text:p text:style-name="P1">JUNIT </text:p>
      <text:p text:style-name="P1"/>
      <text:list xml:id="list5108558074490741973" text:style-name="L2">
        <text:list-item>
          <text:p text:style-name="P3">Fueron ejecutadas 141 test de los cuales 141 pasaron con el codigo original</text:p>
        </text:list-item>
      </text:list>
      <text:p text:style-name="P4"/>
      <text:p text:style-name="P4">TABLA DE RESULTADOS</text:p>
      <text:p text:style-name="P4"/>
      <text:p text:style-name="P1"/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5">Herramienta</text:p>
          </table:table-cell>
          <table:table-cell table:style-name="Tabla1.A1" office:value-type="string">
            <text:p text:style-name="P5">Mutantes probados</text:p>
          </table:table-cell>
          <table:table-cell table:style-name="Tabla1.C1" office:value-type="string">
            <text:p text:style-name="P5">Mutantes detectados</text:p>
          </table:table-cell>
        </table:table-row>
        <table:table-row>
          <table:table-cell table:style-name="Tabla1.A2" office:value-type="string">
            <text:p text:style-name="P6">JUnit</text:p>
          </table:table-cell>
          <table:table-cell table:style-name="Tabla1.A2" office:value-type="string">
            <text:p text:style-name="P6">10</text:p>
          </table:table-cell>
          <table:table-cell table:style-name="Tabla1.C2" office:value-type="string">
            <text:p text:style-name="P6">2</text:p>
          </table:table-cell>
        </table:table-row>
        <table:table-row>
          <table:table-cell table:style-name="Tabla1.A2" office:value-type="string">
            <text:p text:style-name="P6">Monkey</text:p>
          </table:table-cell>
          <table:table-cell table:style-name="Tabla1.A2" office:value-type="string">
            <text:p text:style-name="P6">10</text:p>
          </table:table-cell>
          <table:table-cell table:style-name="Tabla1.C2" office:value-type="string">
            <text:p text:style-name="P6">9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5:50:03.734853040</meta:creation-date>
    <dc:date>2018-10-07T17:04:58.969215688</dc:date>
    <meta:editing-duration>PT24M17S</meta:editing-duration>
    <meta:editing-cycles>1</meta:editing-cycles>
    <meta:generator>LibreOffice/5.1.6.2$Linux_X86_64 LibreOffice_project/10m0$Build-2</meta:generator>
    <meta:document-statistic meta:table-count="1" meta:image-count="0" meta:object-count="0" meta:page-count="1" meta:paragraph-count="24" meta:word-count="90" meta:character-count="587" meta:non-whitespace-character-count="530"/>
  </office:meta>
</office:document-meta>
</file>